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text-underline-style="solid" style:text-underline-width="auto" style:text-underline-color="font-color" fo:background-color="#ffff00" style:font-size-asian="14pt" style:font-size-complex="14pt"/>
    </style:style>
    <style:style style:name="T1" style:family="text">
      <style:text-properties fo:font-variant="normal" fo:text-transform="none" fo:color="#343a40" loext:opacity="100%" fo:letter-spacing="normal" fo:font-style="normal" fo:font-weight="normal"/>
    </style:style>
    <style:style style:name="T2" style:family="text">
      <style:text-properties officeooo:rsid="000eeb7b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оздать docker compose с двумя сервисами, чтобы по одной команде они поднимались и останавливались:</text:span><text:line-break/><text:span text:style-name="T1">Сервис 1: БД Postgres с одной таблицей , куда вставлена одна строчка данных.</text:span><text:line-break/><text:span text:style-name="T1">Сервис 2: Программу на любом языке программирования, которая читает данные из этой БД и печатает эту строчку.</text:span> </text:p>
      <text:p text:style-name="P1">-------------------------------------------------------------------------------------------------------</text:p>
      <text:p text:style-name="P1"><text:tab/>Вот пример docker-compose.yml файла и кода для выполнения вашего запроса. <text:span text:style-name="T2">Я использую</text:span> два сервиса: Postgres и Python (с использованием библиотеки psycopg2 для подключения к базе данных).</text:p>
      <text:p text:style-name="P1"/>
      <text:p text:style-name="P2">Структура проекта:</text:p>
      <text:p text:style-name="P1"/>
      <text:p text:style-name="P1">project/</text:p>
      <text:p text:style-name="P1">│</text:p>
      <text:p text:style-name="P1">├── docker-compose.yml</text:p>
      <text:p text:style-name="P1">├── app/</text:p>
      <text:p text:style-name="P1">│ <text:s text:c="2"/>├── Dockerfile</text:p>
      <text:p text:style-name="P1">│ <text:s text:c="2"/>├── requirements.txt</text:p>
      <text:p text:style-name="P1">│ <text:s text:c="2"/>└── app.py</text:p>
      <text:p text:style-name="P1">└── init.sql</text:p>
      <text:p text:style-name="P1"/>
      <text:p text:style-name="P2">1. docker-compose.yml</text:p>
      <text:p text:style-name="P1"/>
      <text:p text:style-name="P1">version: '3.8'</text:p>
      <text:p text:style-name="P1"/>
      <text:p text:style-name="P1">services:</text:p>
      <text:p text:style-name="P1"><text:s text:c="2"/>db:</text:p>
      <text:p text:style-name="P1"><text:s text:c="4"/>image: postgres:15</text:p>
      <text:p text:style-name="P1"><text:s text:c="4"/>container_name: postgres_container</text:p>
      <text:p text:style-name="P1"><text:s text:c="4"/>environment:</text:p>
      <text:p text:style-name="P1"><text:s text:c="6"/>POSTGRES_USER: user</text:p>
      <text:p text:style-name="P1"><text:s text:c="6"/>POSTGRES_PASSWORD: password</text:p>
      <text:p text:style-name="P1"><text:s text:c="6"/>POSTGRES_DB: testdb</text:p>
      <text:p text:style-name="P1"><text:s text:c="4"/>volumes:</text:p>
      <text:p text:style-name="P1"><text:s text:c="6"/>- ./init.sql:/docker-entrypoint-initdb.d/init.sql</text:p>
      <text:p text:style-name="P1"><text:s text:c="4"/>ports:</text:p>
      <text:p text:style-name="P1"><text:s text:c="6"/>- "5432:5432"</text:p>
      <text:p text:style-name="P1"/>
      <text:p text:style-name="P1"><text:s text:c="2"/>app:</text:p>
      <text:p text:style-name="P1"><text:s text:c="4"/>build:</text:p>
      <text:p text:style-name="P1"><text:s text:c="6"/>context: ./app</text:p>
      <text:p text:style-name="P1"><text:s text:c="4"/>container_name: python_app</text:p>
      <text:p text:style-name="P1"><text:s text:c="4"/>depends_on:</text:p>
      <text:p text:style-name="P1"><text:s text:c="6"/>- db</text:p>
      <text:p text:style-name="P1"><text:s text:c="4"/>environment:</text:p>
      <text:p text:style-name="P1"><text:soft-page-break/><text:s text:c="6"/>DB_HOST: db</text:p>
      <text:p text:style-name="P1"><text:s text:c="6"/>DB_PORT: 5432</text:p>
      <text:p text:style-name="P1"><text:s text:c="6"/>DB_NAME: testdb</text:p>
      <text:p text:style-name="P1"><text:s text:c="6"/>DB_USER: user</text:p>
      <text:p text:style-name="P1"><text:s text:c="6"/>DB_PASSWORD: password</text:p>
      <text:p text:style-name="P1"/>
      <text:p text:style-name="P1"/>
      <text:p text:style-name="P1"><text:span text:style-name="T3">2. init.sql (инициализация базы данных)</text:span></text:p>
      <text:p text:style-name="P1"/>
      <text:p text:style-name="P1">Этот файл создаёт таблицу и вставляет одну строку данных в базу данных Postgres.</text:p>
      <text:p text:style-name="P1">CREATE TABLE example_table (</text:p>
      <text:p text:style-name="P1"><text:s text:c="4"/>id SERIAL PRIMARY KEY,</text:p>
      <text:p text:style-name="P1"><text:s text:c="4"/>name VARCHAR(50)</text:p>
      <text:p text:style-name="P1">);</text:p>
      <text:p text:style-name="P1"/>
      <text:p text:style-name="P1">INSERT INTO example_table (name) VALUES ('Hello, Docker!');</text:p>
      <text:p text:style-name="P1"/>
      <text:p text:style-name="P1"/>
      <text:p text:style-name="P2">3. app/Dockerfile</text:p>
      <text:p text:style-name="P1"/>
      <text:p text:style-name="P1">Создаём Dockerfile для Python-приложения.</text:p>
      <text:p text:style-name="P1"># Используем официальный образ Python</text:p>
      <text:p text:style-name="P1">FROM python:3.9-slim</text:p>
      <text:p text:style-name="P1"/>
      <text:p text:style-name="P1"># Устанавливаем рабочую директорию</text:p>
      <text:p text:style-name="P1">WORKDIR /app</text:p>
      <text:p text:style-name="P1"/>
      <text:p text:style-name="P1"># Копируем файлы приложения в контейнер</text:p>
      <text:p text:style-name="P1">COPY requirements.txt requirements.txt</text:p>
      <text:p text:style-name="P1"/>
      <text:p text:style-name="P1"># Устанавливаем зависимости</text:p>
      <text:p text:style-name="P1">RUN pip install --no-cache-dir -r requirements.txt</text:p>
      <text:p text:style-name="P1"/>
      <text:p text:style-name="P1"># Копируем приложение</text:p>
      <text:p text:style-name="P1">COPY . .</text:p>
      <text:p text:style-name="P1"/>
      <text:p text:style-name="P1"># Команда для запуска приложения</text:p>
      <text:p text:style-name="P1">CMD ["python", "app.py"]</text:p>
      <text:p text:style-name="P1"/>
      <text:p text:style-name="P1"/>
      <text:p text:style-name="P2">4. app/requirements.txt</text:p>
      <text:p text:style-name="P1"/>
      <text:p text:style-name="P1">Указываем зависимости для Python-приложения.</text:p>
      <text:p text:style-name="P1">psycopg2-binary==2.9.6</text:p>
      <text:p text:style-name="P1"><text:soft-page-break/></text:p>
      <text:p text:style-name="P1"/>
      <text:p text:style-name="P2">5. app/app.py</text:p>
      <text:p text:style-name="P1"/>
      <text:p text:style-name="P1">Программа на Python, которая подключается к базе данных и выводит строку из таблицы.</text:p>
      <text:p text:style-name="P1">import os</text:p>
      <text:p text:style-name="P1">import psycopg2</text:p>
      <text:p text:style-name="P1"/>
      <text:p text:style-name="P1"># Получаем параметры подключения из переменных окружения</text:p>
      <text:p text:style-name="P1">DB_HOST = os.getenv("DB_HOST", "localhost")</text:p>
      <text:p text:style-name="P1">DB_PORT = os.getenv("DB_PORT", "5432")</text:p>
      <text:p text:style-name="P1">DB_NAME = os.getenv("DB_NAME", "testdb")</text:p>
      <text:p text:style-name="P1">DB_USER = os.getenv("DB_USER", "user")</text:p>
      <text:p text:style-name="P1">DB_PASSWORD = os.getenv("DB_PASSWORD", "password")</text:p>
      <text:p text:style-name="P1"/>
      <text:p text:style-name="P1">def main():</text:p>
      <text:p text:style-name="P1"><text:s text:c="4"/>try:</text:p>
      <text:p text:style-name="P1"><text:s text:c="8"/># Подключаемся к базе данных</text:p>
      <text:p text:style-name="P1"><text:s text:c="8"/>conn = psycopg2.connect(</text:p>
      <text:p text:style-name="P1"><text:s text:c="12"/>host=DB_HOST,</text:p>
      <text:p text:style-name="P1"><text:s text:c="12"/>port=DB_PORT,</text:p>
      <text:p text:style-name="P1"><text:s text:c="12"/>database=DB_NAME,</text:p>
      <text:p text:style-name="P1"><text:s text:c="12"/>user=DB_USER,</text:p>
      <text:p text:style-name="P1"><text:s text:c="12"/>password=DB_PASSWORD,</text:p>
      <text:p text:style-name="P1"><text:s text:c="8"/>)</text:p>
      <text:p text:style-name="P1"><text:s text:c="8"/>cursor = conn.cursor()</text:p>
      <text:p text:style-name="P1"/>
      <text:p text:style-name="P1"><text:s text:c="8"/># Выполняем запрос к таблице</text:p>
      <text:p text:style-name="P1"><text:s text:c="8"/>cursor.execute("SELECT * FROM example_table;")</text:p>
      <text:p text:style-name="P1"><text:s text:c="8"/>rows = cursor.fetchall()</text:p>
      <text:p text:style-name="P1"/>
      <text:p text:style-name="P1"><text:s text:c="8"/># Выводим данные из таблицы</text:p>
      <text:p text:style-name="P1"><text:s text:c="8"/>for row in rows:</text:p>
      <text:p text:style-name="P1"><text:s text:c="12"/>print(f"ID: {row[0]}, Name: {row[1]}")</text:p>
      <text:p text:style-name="P1"/>
      <text:p text:style-name="P1"><text:s text:c="8"/># Закрываем соединение с базой данных</text:p>
      <text:p text:style-name="P1"><text:s text:c="8"/>cursor.close()</text:p>
      <text:p text:style-name="P1"><text:s text:c="8"/>conn.close()</text:p>
      <text:p text:style-name="P1"><text:s text:c="4"/>except Exception as e:</text:p>
      <text:p text:style-name="P1"><text:s text:c="8"/>print(f"Error: {e}")</text:p>
      <text:p text:style-name="P1"/>
      <text:p text:style-name="P1">if __name__ == "__main__":</text:p>
      <text:p text:style-name="P1"><text:s text:c="4"/>main()</text:p>
      <text:p text:style-name="P1"/>
      <text:p text:style-name="P2"><text:soft-page-break/>Как запустить проект:</text:p>
      <text:p text:style-name="P1"/>
      <text:p text:style-name="P1">1. Убедитесь, что у вас установлен Docker и Docker Compose.</text:p>
      <text:p text:style-name="P1"/>
      <text:p text:style-name="P1">2. Перейдите в папку с проектом.</text:p>
      <text:p text:style-name="P1"/>
      <text:p text:style-name="P1">3. Выполните команду для запуска всех сервисов:</text:p>
      <text:p text:style-name="P1"/>
      <text:p text:style-name="P1"><text:s text:c="3"/>docker-compose up --build</text:p>
      <text:p text:style-name="P1"/>
      <text:p text:style-name="P1">4. Программа автоматически подключится к базе данных, прочитает строку из таблицы и выведет её в консоль.</text:p>
      <text:p text:style-name="P1"/>
      <text:p text:style-name="P1"><text:span text:style-name="T3">Как остановить проект:</text:span></text:p>
      <text:p text:style-name="P1"/>
      <text:p text:style-name="P1">Чтобы остановить и удалить контейнеры, выполните:</text:p>
      <text:p text:style-name="P1">docker-compose down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2:26:58.839000000</meta:creation-date>
    <dc:date>2025-01-15T12:33:24.520000000</dc:date>
    <meta:editing-duration>PT6M26S</meta:editing-duration>
    <meta:editing-cycles>1</meta:editing-cycles>
    <meta:document-statistic meta:table-count="0" meta:image-count="0" meta:object-count="0" meta:page-count="4" meta:paragraph-count="105" meta:word-count="395" meta:character-count="3398" meta:non-whitespace-character-count="2791"/>
    <meta:generator>LibreOffice/24.8.3.2$Windows_X86_64 LibreOffice_project/48a6bac9e7e268aeb4c3483fcf825c94556d9f92</meta:generator>
  </office:meta>
</office:document-meta>
</file>